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erif" svg:font-family="serif"/>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line-height="200%"/>
      <style:text-properties officeooo:rsid="001553f2" officeooo:paragraph-rsid="001c355f"/>
    </style:style>
    <style:style style:name="P2" style:family="paragraph" style:parent-style-name="Text_20_body">
      <style:paragraph-properties fo:line-height="100%"/>
      <style:text-properties officeooo:rsid="001553f2" officeooo:paragraph-rsid="001553f2"/>
    </style:style>
    <style:style style:name="P3" style:family="paragraph" style:parent-style-name="Text_20_body">
      <style:paragraph-properties fo:line-height="200%" fo:text-align="center" style:justify-single-word="false"/>
      <style:text-properties fo:font-weight="bold" officeooo:rsid="001553f2" officeooo:paragraph-rsid="001553f2" style:font-weight-asian="bold" style:font-weight-complex="bold"/>
    </style:style>
    <style:style style:name="P4" style:family="paragraph" style:parent-style-name="Text_20_body">
      <style:paragraph-properties fo:line-height="200%"/>
      <style:text-properties fo:font-weight="bold" officeooo:rsid="001b3d4d" officeooo:paragraph-rsid="001b3d4d" style:font-weight-asian="bold" style:font-weight-complex="bold"/>
    </style:style>
    <style:style style:name="P5" style:family="paragraph" style:parent-style-name="Text_20_body">
      <style:paragraph-properties fo:line-height="200%"/>
      <style:text-properties officeooo:rsid="00158c20" officeooo:paragraph-rsid="0019fdb2"/>
    </style:style>
    <style:style style:name="P6" style:family="paragraph" style:parent-style-name="Text_20_body">
      <style:paragraph-properties fo:line-height="200%"/>
      <style:text-properties officeooo:rsid="00158c20" officeooo:paragraph-rsid="001b3d4d"/>
    </style:style>
    <style:style style:name="P7" style:family="paragraph" style:parent-style-name="Text_20_body">
      <style:paragraph-properties fo:line-height="200%"/>
      <style:text-properties officeooo:rsid="001833fa" officeooo:paragraph-rsid="001b3d4d"/>
    </style:style>
    <style:style style:name="P8" style:family="paragraph" style:parent-style-name="Text_20_body">
      <style:paragraph-properties fo:line-height="200%"/>
      <style:text-properties style:font-name="Liberation Serif1" fo:font-size="12pt" officeooo:rsid="001553f2" officeooo:paragraph-rsid="001553f2" style:font-size-asian="12pt" style:font-size-complex="12pt"/>
    </style:style>
    <style:style style:name="P9" style:family="paragraph" style:parent-style-name="Text_20_body">
      <style:paragraph-properties fo:line-height="200%"/>
      <style:text-properties fo:font-size="12pt" officeooo:rsid="00158c20" officeooo:paragraph-rsid="0019fdb2" style:font-size-asian="12pt" style:font-size-complex="12pt"/>
    </style:style>
    <style:style style:name="P10" style:family="paragraph" style:parent-style-name="Text_20_body">
      <style:paragraph-properties fo:line-height="200%"/>
      <style:text-properties fo:font-size="12pt" fo:font-weight="normal" officeooo:rsid="00166029" officeooo:paragraph-rsid="001b3d4d" style:font-size-asian="12pt" style:font-weight-asian="normal" style:font-size-complex="12pt" style:font-weight-complex="normal"/>
    </style:style>
    <style:style style:name="P11" style:family="paragraph" style:parent-style-name="Text_20_body">
      <style:paragraph-properties fo:line-height="200%"/>
      <style:text-properties fo:font-size="12pt" fo:font-weight="normal" officeooo:rsid="00166029" officeooo:paragraph-rsid="001c355f" style:font-size-asian="12pt" style:font-weight-asian="normal" style:font-size-complex="12pt" style:font-weight-complex="normal"/>
    </style:style>
    <style:style style:name="P12" style:family="paragraph" style:parent-style-name="Text_20_body">
      <style:paragraph-properties fo:line-height="200%"/>
      <style:text-properties fo:font-size="12pt" fo:font-weight="normal" officeooo:rsid="00158c20" officeooo:paragraph-rsid="001c355f" style:font-size-asian="12pt" style:font-weight-asian="normal" style:font-size-complex="12pt" style:font-weight-complex="normal"/>
    </style:style>
    <style:style style:name="P13" style:family="paragraph" style:parent-style-name="Text_20_body">
      <style:paragraph-properties fo:line-height="200%"/>
      <style:text-properties officeooo:rsid="001c355f" officeooo:paragraph-rsid="001c355f"/>
    </style:style>
    <style:style style:name="P14" style:family="paragraph" style:parent-style-name="Text_20_body">
      <style:paragraph-properties fo:line-height="200%"/>
      <style:text-properties fo:color="#800000" officeooo:rsid="001c355f" officeooo:paragraph-rsid="001c355f"/>
    </style:style>
    <style:style style:name="P15" style:family="paragraph" style:parent-style-name="Standard">
      <style:paragraph-properties fo:line-height="200%"/>
    </style:style>
    <style:style style:name="P16" style:family="paragraph" style:parent-style-name="Standard">
      <style:paragraph-properties fo:line-height="200%"/>
      <style:text-properties officeooo:rsid="001553f2" officeooo:paragraph-rsid="001553f2"/>
    </style:style>
    <style:style style:name="P17" style:family="paragraph" style:parent-style-name="Standard">
      <style:paragraph-properties fo:line-height="200%"/>
      <style:text-properties officeooo:rsid="001553f2" officeooo:paragraph-rsid="0018ceb7"/>
    </style:style>
    <style:style style:name="P18" style:family="paragraph" style:parent-style-name="Standard">
      <style:paragraph-properties fo:line-height="200%"/>
      <style:text-properties officeooo:rsid="001833fa" officeooo:paragraph-rsid="001b3d4d"/>
    </style:style>
    <style:style style:name="P19" style:family="paragraph" style:parent-style-name="Standard">
      <style:paragraph-properties fo:line-height="200%"/>
      <style:text-properties officeooo:rsid="001c355f" officeooo:paragraph-rsid="001c355f"/>
    </style:style>
    <style:style style:name="P20" style:family="paragraph" style:parent-style-name="Standard">
      <style:paragraph-properties fo:line-height="200%"/>
      <style:text-properties fo:font-size="12pt" officeooo:paragraph-rsid="001c355f" style:font-size-asian="12pt" style:font-size-complex="12pt"/>
    </style:style>
    <style:style style:name="P21" style:family="paragraph" style:parent-style-name="Standard">
      <style:paragraph-properties fo:line-height="200%"/>
      <style:text-properties fo:font-size="12pt" officeooo:rsid="001c355f" officeooo:paragraph-rsid="001c355f" style:font-size-asian="12pt" style:font-size-complex="12pt"/>
    </style:style>
    <style:style style:name="P22" style:family="paragraph" style:parent-style-name="Standard">
      <style:paragraph-properties fo:line-height="200%"/>
      <style:text-properties fo:color="#800000" officeooo:rsid="001553f2" officeooo:paragraph-rsid="001c355f"/>
    </style:style>
    <style:style style:name="P23" style:family="paragraph" style:parent-style-name="Standard">
      <style:paragraph-properties fo:line-height="200%"/>
      <style:text-properties fo:color="#800000" style:font-name="Liberation Serif1" fo:font-size="12pt" officeooo:rsid="001553f2" officeooo:paragraph-rsid="001c355f" style:font-size-asian="12pt" style:font-size-complex="12pt"/>
    </style:style>
    <style:style style:name="P24" style:family="paragraph" style:parent-style-name="Standard">
      <style:paragraph-properties fo:line-height="200%"/>
      <style:text-properties fo:color="#000000" officeooo:rsid="001d299d" officeooo:paragraph-rsid="001d299d"/>
    </style:style>
    <style:style style:name="P25" style:family="paragraph" style:parent-style-name="Standard">
      <style:paragraph-properties fo:line-height="200%"/>
      <style:text-properties fo:color="#cc0000" officeooo:rsid="001d299d" officeooo:paragraph-rsid="001d299d"/>
    </style:style>
    <style:style style:name="T1" style:family="text">
      <style:text-properties officeooo:rsid="00158c20"/>
    </style:style>
    <style:style style:name="T2" style:family="text">
      <style:text-properties officeooo:rsid="001833fa"/>
    </style:style>
    <style:style style:name="T3" style:family="text">
      <style:text-properties officeooo:rsid="0018ceb7"/>
    </style:style>
    <style:style style:name="T4" style:family="text">
      <style:text-properties fo:font-style="italic"/>
    </style:style>
    <style:style style:name="T5" style:family="text">
      <style:text-properties fo:font-style="italic" officeooo:rsid="0018ceb7" style:font-style-asian="italic" style:font-style-complex="italic"/>
    </style:style>
    <style:style style:name="T6" style:family="text">
      <style:text-properties officeooo:rsid="0019fdb2"/>
    </style:style>
    <style:style style:name="T7" style:family="text">
      <style:text-properties officeooo:rsid="001a5919"/>
    </style:style>
    <style:style style:name="T8" style:family="text">
      <style:text-properties fo:color="#800000"/>
    </style:style>
    <style:style style:name="T9" style:family="text">
      <style:text-properties fo:color="#800000" officeooo:rsid="001a5919"/>
    </style:style>
    <style:style style:name="T10" style:family="text">
      <style:text-properties fo:color="#800000" officeooo:rsid="001c355f"/>
    </style:style>
    <style:style style:name="T11" style:family="text">
      <style:text-properties fo:color="#800000" style:font-name="Liberation Serif1"/>
    </style:style>
    <style:style style:name="T12" style:family="text">
      <style:text-properties fo:color="#800000" style:font-name="Liberation Serif1" officeooo:rsid="001c355f"/>
    </style:style>
    <style:style style:name="T13" style:family="text">
      <style:text-properties style:font-name="Liberation Serif1"/>
    </style:style>
    <style:style style:name="T14" style:family="text">
      <style:text-properties style:font-name="Liberation Serif1" officeooo:rsid="00166029"/>
    </style:style>
    <style:style style:name="T15" style:family="text">
      <style:text-properties style:font-name="Liberation Serif1" officeooo:rsid="001b3d4d"/>
    </style:style>
    <style:style style:name="T16" style:family="text">
      <style:text-properties style:font-name="Liberation Serif1" officeooo:rsid="001c355f"/>
    </style:style>
    <style:style style:name="T17" style:family="text">
      <style:text-properties fo:font-size="12pt" style:font-size-asian="12pt" style:font-size-complex="12pt"/>
    </style:style>
    <style:style style:name="T18" style:family="text">
      <style:text-properties officeooo:rsid="001c355f"/>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oshua Reed</text:p>
      <text:p text:style-name="P2">Being and Knowing</text:p>
      <text:p text:style-name="P2">Sprint, 2017</text:p>
      <text:p text:style-name="P2"/>
      <text:p text:style-name="P3">Parfit’s Bundle Theory</text:p>
      <text:p text:style-name="P1">Parfit’s Bundle Theory of personal identity is <text:span text:style-name="T18">definitely the more prudent theory in light of modern discoveries and careful though experiments.</text:span></text:p>
      <text:p text:style-name="P17"/>
      <text:p text:style-name="P17"><text:span text:style-name="T1">Parfit says there isn’t such a thing as personal identity over time. A person is a collection of parts, and this person’s continued existence is due to a continual experience of causal events. </text:span><text:span text:style-name="T9">add citation? </text:span></text:p>
      <text:p text:style-name="P17"/>
      <text:p text:style-name="P16">Ego Theor<text:span text:style-name="T3">y is the idea that a person is a continued being experiencing events over time. This person or Ego is the </text:span><text:span text:style-name="T5">only</text:span><text:span text:style-name="T3"> this person, and this singular person may have many experiences at one time. </text:span></text:p>
      <text:p text:style-name="P19"/>
      <text:p text:style-name="P13">Unfortunately for Ego theorists, two cases of brain disfigurement clearly show us to be nothing more than a combination of our parts. In one case a man’s personality was greatly changed after a traumatic brain injury, and in another a man seems largely unchanged after splitting his mind in two.</text:p>
      <text:p text:style-name="P14">Trying to tie self to our brains – will need to ellaborate.</text:p>
      <text:p text:style-name="P20"><text:span text:style-name="T14">I</text:span><text:span text:style-name="T16">n the now infamous case of Phineas Gage, his frontal lobe was pierced by a metal rod, and he survived. </text:span><text:span text:style-name="T14">“In 1848, Mr. Phineas Gage suffered destruction of his left frontal lobe in a unique fashion: passage of a metal rod </text:span><text:span text:style-name="T13">through his head after a freak explosion.” </text:span><text:span text:style-name="T14">“Gage applied to regain his former job as foreman, </text:span><text:span text:style-name="T13">but his contractors, who regarded him as the most efficient and capable foreman in their employ previous to his injury, considered the change in his mind so marked that they could not give him his place again.” </text:span><text:span text:style-name="T15">(Barker) </text:span><text:span text:style-name="T12">have to rewrite and maybe pick different lines to cite.</text:span></text:p>
      <text:p text:style-name="P21"><text:span text:style-name="T12">S</text:span><text:span text:style-name="T11">plit Brain Case</text:span></text:p>
      <text:p text:style-name="P22"><text:soft-page-break/>Replica thought experiment. <text:span text:style-name="T7">Daniel Dennet</text:span></text:p>
      <text:p text:style-name="P24">Daniel Dennet writes about a scenario in which his body and mind are physically separated but electronically connected. In this thought experiment, a ‘computer backup’ of his mind is created such that it makes the exact same decisions as his mind would. Then, a switch is implemented such that he can switch which mind is actually controlling his body at any one point in time, but the sensory input is always the same. </text:p>
      <text:p text:style-name="P25">Elaborate and eventually ask what is Dennet now that he’s got two minds and a different body?</text:p>
      <text:p text:style-name="P23"><text:span text:style-name="T1">Psychological connectedness. None of you as a child likely still exists. <text:s/></text:span></text:p>
      <text:p text:style-name="P8"><text:span text:style-name="T8">Consider and respond to an objection to your view.</text:span></text:p>
      <text:p text:style-name="P9"><text:span text:style-name="T6">Still bundle theory doesn’t seem to satisfying in regards to many basic questions. </text:span></text:p>
      <text:p text:style-name="P5"><text:span text:style-name="T17">Who are you? How can this be satisfying? Where do things li</text:span>ke guilt and commitment fall when you’re not the same person? </text:p>
      <text:p text:style-name="P4">Resources</text:p>
      <text:p text:style-name="P18">“Dennett-WhereAmI - Dennett-WhereAmI.pdf.” Web. 6 May 2017. <text:span text:style-name="T10">Fix sources</text:span></text:p>
      <text:p text:style-name="P15">Norton, David Fate. <text:span text:style-name="T4">David Hume, 1 Texts</text:span>. Oxford University Press, UK, 2007. <text:s/>Clarendon Hume Edition Series.</text:p>
      <text:p text:style-name="P15">Parfit, Derek. “Personal Identity and Rationality.” <text:span text:style-name="T4">Synthese</text:span> 53.2 (1982): 227–241. Print.</text:p>
      <text:p text:style-name="P15">“PHINEAS AMONG THE PHRENOLOGISTS - THE AMERICAN CROWBAR CASE AND NINETEENTH-CENTURY THEORIES OF CEREBRAL LOCALIZATION - Oregon State University.” N.p., n.d. Web. 6 May 2017.</text:p>
      <text:p text:style-name="P15">“ProQuest Ebook Central Reader.” N.p., n.d. Web. 6 May 2017.</text:p>
      <text:p text:style-name="P15">psyOneline100. <text:span text:style-name="T4">Severed Corpus Callosum pt_1</text:span>. N.p., 2009. Film.</text:p>
      <text:p text:style-name="P15">“Split Brains.” <text:span text:style-name="T4">Psychology Today</text:span>. N.p., n.d. Web. 6 May 2017.</text:p>
      <text:p text:style-name="P18"/>
      <text:p text:style-name="P4"><text:soft-page-break/>Future Thoughts for Final Draft</text:p>
      <text:p text:style-name="P7">Interactivism – Body can affect mind and visa versa.</text:p>
      <text:p text:style-name="P7">Reductive Physicalism</text:p>
      <text:p text:style-name="P10">Phine<text:span text:style-name="T13">as Gage -Rod through skull. New personality. </text:span></text:p>
      <text:p text:style-name="P6"><text:span text:style-name="T2">Substance Dualism</text:span> <text:s/><text:span text:style-name="T6">vs Materialism</text:span></text:p>
      <text:p text:style-name="P7">Frank Jackson’s Mary → Black and white life→ studying color → seeing color. ‘Qualia’</text:p>
      <text:p text:style-name="P11"><text:span text:style-name="T13">Sentience – Ability to feel pain and enjoyment.</text:span></text:p>
      <text:p text:style-name="P12"><text:span text:style-name="T14">Cognitive criteria for personhoo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erif" svg:font-family="serif"/>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5T17:00:38.295788739</meta:creation-date>
    <dc:date>2017-05-06T11:26:24.701413827</dc:date>
    <meta:editing-duration>PT9M43S</meta:editing-duration>
    <meta:editing-cycles>2</meta:editing-cycles>
    <meta:generator>LibreOffice/5.2.2.2$Linux_X86_64 LibreOffice_project/20m0$Build-2</meta:generator>
    <meta:document-statistic meta:table-count="0" meta:image-count="0" meta:object-count="0" meta:page-count="3" meta:paragraph-count="34" meta:word-count="563" meta:character-count="3436" meta:non-whitespace-character-count="2895"/>
  </office:meta>
</office:document-meta>
</file>